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0C8B5511D98521A133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2b2b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3.75cm" fo:min-width="28.429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41cm, 0.794cm, 1.411cm, 0.521cm)" draw:image-opacity="100%" style:mirror="none"/>
    </style:style>
    <style:style style:name="gr3" style:family="graphic" style:parent-style-name="standard">
      <style:graphic-properties draw:stroke-linejoin="miter" svg:stroke-linecap="round" draw:fill-color="#ffffff" draw:textarea-horizontal-align="justify" draw:textarea-vertical-align="middle" draw:auto-grow-height="false" fo:min-height="1.252cm" fo:min-width="2.91cm"/>
    </style:style>
    <style:style style:name="gr4" style:family="graphic" style:parent-style-name="standard">
      <style:graphic-properties draw:stroke="none" draw:fill="none" fo:min-height="0.75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434cm" fo:min-width="2.532cm"/>
      <style:paragraph-properties style:writing-mode="lr-tb"/>
    </style:style>
    <style:style style:name="gr6" style:family="graphic" style:parent-style-name="standard">
      <style:graphic-properties draw:fill-color="#ff3838" draw:textarea-horizontal-align="justify" draw:textarea-vertical-align="middle" draw:auto-grow-height="false" fo:min-height="1.166cm" fo:min-width="28.429cm"/>
      <style:paragraph-properties style:writing-mode="lr-tb"/>
    </style:style>
    <style:style style:name="gr7" style:family="graphic" style:parent-style-name="standard">
      <style:graphic-properties draw:fill-color="#ff3838" draw:textarea-horizontal-align="justify" draw:textarea-vertical-align="middle" draw:auto-grow-height="false" fo:min-height="1.874cm" fo:min-width="3.25cm"/>
      <style:paragraph-properties style:writing-mode="lr-tb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6.829cm" fo:min-width="15.572cm"/>
      <style:paragraph-properties style:writing-mode="lr-tb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4.706cm" fo:min-width="6.464cm"/>
      <style:paragraph-properties style:writing-mode="lr-tb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4.706cm" fo:min-width="6cm"/>
      <style:paragraph-properties style:writing-mode="lr-tb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4.706cm" fo:min-width="6.5cm"/>
      <style:paragraph-properties style:writing-mode="lr-tb"/>
    </style:style>
    <style:style style:name="gr12" style:family="graphic" style:parent-style-name="standard">
      <style:graphic-properties draw:fill-color="#ff3838" draw:textarea-horizontal-align="justify" draw:textarea-vertical-align="middle" draw:auto-grow-height="false" fo:min-height="6.829cm" fo:min-width="1cm"/>
      <style:paragraph-properties style:writing-mode="lr-tb"/>
    </style:style>
    <style:style style:name="gr13" style:family="graphic" style:parent-style-name="standard">
      <style:graphic-properties draw:fill-color="#5983b0" draw:textarea-horizontal-align="justify" draw:textarea-vertical-align="middle" draw:auto-grow-height="false" fo:min-height="1.55cm" fo:min-width="28.5cm"/>
      <style:paragraph-properties style:writing-mode="lr-tb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812cm" fo:min-width="0.914cm"/>
      <style:paragraph-properties style:writing-mode="lr-tb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812cm" fo:min-width="1.622cm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12cm" fo:min-width="1.976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text-align="end"/>
      <style:text-properties fo:font-size="25.5pt"/>
    </style:style>
    <style:style style:name="P2" style:family="paragraph">
      <loext:graphic-properties draw:fill-color="#729fcf"/>
      <style:paragraph-properties fo:margin-top="0cm" fo:margin-bottom="0cm" fo:text-align="end"/>
      <style:text-properties fo:font-size="25.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17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7pt" style:font-size-asian="12pt" style:font-size-complex="12pt"/>
    </style:style>
    <style:style style:name="P7" style:family="paragraph">
      <style:paragraph-properties fo:text-align="center"/>
      <style:text-properties fo:font-size="25.5pt"/>
    </style:style>
    <style:style style:name="P8" style:family="paragraph">
      <loext:graphic-properties draw:fill-color="#eeeeee"/>
      <style:paragraph-properties fo:text-align="center"/>
      <style:text-properties fo:font-size="25.5pt"/>
    </style:style>
    <style:style style:name="P9" style:family="paragraph">
      <loext:graphic-properties draw:fill-color="#ff3838"/>
      <style:paragraph-properties fo:text-align="center"/>
    </style:style>
    <style:style style:name="P10" style:family="paragraph">
      <style:paragraph-properties fo:text-align="center"/>
      <style:text-properties fo:font-size="25.5pt" style:text-underline-style="solid" style:text-underline-width="auto" style:text-underline-color="font-color"/>
    </style:style>
    <style:style style:name="P11" style:family="paragraph">
      <loext:graphic-properties draw:fill-color="#ff3838"/>
      <style:paragraph-properties fo:text-align="center"/>
      <style:text-properties fo:font-size="25.5pt" style:text-underline-style="solid" style:text-underline-width="auto" style:text-underline-color="font-color"/>
    </style:style>
    <style:style style:name="P12" style:family="paragraph">
      <loext:graphic-properties draw:fill-color="#dddddd"/>
      <style:paragraph-properties fo:text-align="center"/>
      <style:text-properties fo:font-size="25.5pt"/>
    </style:style>
    <style:style style:name="P13" style:family="paragraph">
      <loext:graphic-properties draw:fill-color="#5983b0"/>
      <style:paragraph-properties fo:text-align="center"/>
    </style:style>
    <style:style style:name="P14" style:family="paragraph">
      <style:paragraph-properties fo:text-align="center"/>
      <style:text-properties style:text-underline-style="solid" style:text-underline-width="auto" style:text-underline-color="font-color"/>
    </style:style>
    <style:style style:name="P15" style:family="paragraph">
      <loext:graphic-properties draw:fill-color="#eeeeee"/>
      <style:paragraph-properties fo:text-align="center"/>
      <style:text-properties style:text-underline-style="solid" style:text-underline-width="auto" style:text-underline-color="font-color"/>
    </style:style>
    <style:style style:name="P16" style:family="paragraph">
      <loext:graphic-properties draw:fill-color="#ffffff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ize="18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3" style:family="text">
      <style:text-properties fo:font-size="18pt" style:font-size-asian="13pt" style:font-size-complex="13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4pt" style:text-underline-style="solid" style:text-underline-width="auto" style:text-underline-color="font-color" style:font-size-asian="16pt" style:font-size-complex="16pt"/>
    </style:style>
    <style:style style:name="T7" style:family="text">
      <style:text-properties fo:font-size="20pt" style:text-underline-style="solid" style:text-underline-width="auto" style:text-underline-color="font-color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draw:custom-shape draw:style-name="gr1" draw:text-style-name="P2" draw:layer="layout" svg:width="28.929cm" svg:height="4cm" svg:x="0.535cm" svg:y="0cm">
          <text:p text:style-name="P1"><text:s/><text:span text:style-name="T1">O</text:span><text:span text:style-name="T2">ù nous trouvez ?</text:span><text:span text:style-name="T3"> </text:span><text:s text:c="24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428cm" svg:height="1.415cm" svg:x="23.5cm" svg:y="1.5cm">
          <draw:image xlink:href="Pictures/1000000000000190000000C8B5511D98521A133E.jpg" xlink:type="simple" xlink:show="embed" xlink:actuate="onLoad" draw:mime-type="image/jpeg">
            <text:p/>
          </draw:image>
        </draw:frame>
        <draw:custom-shape draw:style-name="gr3" draw:text-style-name="P4" draw:layer="layout" svg:width="4.822cm" svg:height="2.124cm" svg:x="1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6" draw:layer="layout" svg:width="4.857cm" svg:height="1cm" svg:x="0.965cm" svg:y="1.529cm">
          <draw:text-box>
            <text:p text:style-name="P5"><text:span text:style-name="T4">03-21-00-00-00</text:span><text:span text:style-name="T5"> </text:span></text:p>
          </draw:text-box>
        </draw:frame>
        <draw:custom-shape draw:style-name="gr5" draw:text-style-name="P8" draw:layer="layout" svg:width="4.286cm" svg:height="3.794cm" svg:x="12.214cm" svg:y="0cm">
          <text:p text:style-name="P7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28.929cm" svg:height="1.416cm" svg:x="0.535cm" svg:y="4cm"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75cm" svg:height="2.124cm" svg:x="11.75cm" svg:y="4.376cm">
          <text:p text:style-name="P10"><text:span text:style-name="T6">Nos Staff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75cm" svg:height="2.124cm" svg:x="7.499cm" svg:y="4.376cm">
          <text:p text:style-name="P10"><text:span text:style-name="T7">Prést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75cm" svg:height="2.124cm" svg:x="16cm" svg:y="4.376cm">
          <text:p text:style-name="P10"><text:span text:style-name="T7">Nous contactez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6.072cm" svg:height="7.079cm" svg:x="7cm" svg:y="6.921cm">
          <text:p text:style-name="P7">Slide carrousel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6.964cm" svg:height="4.956cm" svg:x="0.536cm" svg:y="15cm">
          <text:p text:style-name="P7">Articles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6.964cm" svg:height="4.956cm" svg:x="8.035cm" svg:y="15.044cm">
          <text:p text:style-name="P7">Articles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6.5cm" svg:height="4.956cm" svg:x="15.5cm" svg:y="15.044cm">
          <text:p text:style-name="P7">Articles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7cm" svg:height="4.956cm" svg:x="22.5cm" svg:y="15.044cm">
          <text:p text:style-name="P7">Articles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5cm" svg:height="7.079cm" svg:x="7cm" svg:y="6.921cm">
          <text:p text:style-name="P3">&lt;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5cm" svg:height="7.079cm" svg:x="21.572cm" svg:y="6.921cm">
          <text:p text:style-name="P3">&gt;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9cm" svg:height="1.8cm" svg:x="0.5cm" svg:y="20.5cm">
          <text:p text:style-name="P3">footer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.5cm" svg:x="19.5cm" svg:y="20.5cm">
          <text:p text:style-name="P14"><text:span text:style-name="T8">F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3cm" svg:height="1.5cm" svg:x="22cm" svg:y="20.5cm">
          <text:p text:style-name="P14"><text:span text:style-name="T8">Ins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3.5cm" svg:height="1.5cm" svg:x="25.5cm" svg:y="20.5cm">
          <text:p text:style-name="P14"><text:span text:style-name="T9">Twit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3.75cm" svg:height="2.124cm" svg:x="3.214cm" svg:y="4.376cm">
          <text:p text:style-name="P10"><text:span text:style-name="T6">Acceui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5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64cm" fo:margin-bottom="0cm" fo:text-indent="0cm"/>
      <style:text-properties fo:font-size="39.599998474121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22cm" fo:margin-bottom="0cm" fo:text-indent="0cm"/>
      <style:text-properties fo:font-size="3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8cm" fo:margin-bottom="0cm" fo:text-indent="0cm"/>
      <style:text-properties fo:font-size="28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22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689cm" svg:x="1cm" svg:y="2.928cm"/>
      <draw:page-thumbnail draw:layer="backgroundobjects" svg:width="8.999cm" svg:height="6.689cm" svg:x="1cm" svg:y="11.504cm"/>
      <draw:page-thumbnail draw:layer="backgroundobjects" svg:width="8.999cm" svg:height="6.689cm" svg:x="1cm" svg:y="20.08cm"/>
      <draw:page-thumbnail draw:layer="backgroundobjects" svg:width="8.999cm" svg:height="6.689cm" svg:x="11cm" svg:y="2.928cm"/>
      <draw:page-thumbnail draw:layer="backgroundobjects" svg:width="8.999cm" svg:height="6.689cm" svg:x="11cm" svg:y="11.504cm"/>
      <draw:page-thumbnail draw:layer="backgroundobjects" svg:width="8.999cm" svg:height="6.689cm" svg:x="11cm" svg:y="20.08cm"/>
    </style:handout-master>
    <style:master-page style:name="Standard" style:page-layout-name="PM1" draw:style-name="Mdp1">
      <draw:frame presentation:style-name="Standard-title" draw:layer="backgroundobjects" svg:width="26.998cm" svg:height="3.722cm" svg:x="1.498cm" svg:y="0.888cm" presentation:class="title" presentation:placeholder="true">
        <draw:text-box/>
      </draw:frame>
      <draw:frame presentation:style-name="Standard-outline1" draw:layer="backgroundobjects" svg:width="26.998cm" svg:height="12.933cm" svg:x="1.498cm" svg:y="5.215cm" presentation:class="outline" presentation:placeholder="true">
        <draw:text-box/>
      </draw:frame>
      <draw:frame presentation:style-name="Mpr1" draw:text-style-name="MP2" draw:layer="backgroundobjects" svg:width="6.989cm" svg:height="1.536cm" svg:x="1.498cm" svg:y="20.3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509cm" svg:height="1.536cm" svg:x="10.258cm" svg:y="20.3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89cm" svg:height="1.536cm" svg:x="21.507cm" svg:y="20.313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2T09:53:58.542000000</meta:creation-date>
    <dc:date>2021-09-22T11:19:44.126000000</dc:date>
    <meta:editing-duration>PT44M13S</meta:editing-duration>
    <meta:editing-cycles>1</meta:editing-cycles>
    <meta:document-statistic meta:object-count="44"/>
    <meta:generator>LibreOffice/7.2.0.4$Windows_X86_64 LibreOffice_project/9a9c6381e3f7a62afc1329bd359cc48accb6435b</meta:generator>
  </office:meta>
</office:document-meta>
</file>